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81c7" officeooo:paragraph-rsid="001e81c7"/>
    </style:style>
    <style:style style:name="P2" style:family="paragraph" style:parent-style-name="Standard">
      <style:text-properties officeooo:paragraph-rsid="001e81c7"/>
    </style:style>
    <style:style style:name="P3" style:family="paragraph" style:parent-style-name="Table_20_Contents">
      <style:text-properties officeooo:rsid="0011973c" officeooo:paragraph-rsid="001e81c7"/>
    </style:style>
    <style:style style:name="P4" style:family="paragraph" style:parent-style-name="Table_20_Contents">
      <style:text-properties officeooo:rsid="001e40a0" officeooo:paragraph-rsid="001e81c7"/>
    </style:style>
    <style:style style:name="P5" style:family="paragraph" style:parent-style-name="Table_20_Contents">
      <style:text-properties officeooo:rsid="0023c411" officeooo:paragraph-rsid="001e81c7"/>
    </style:style>
    <style:style style:name="P6" style:family="paragraph" style:parent-style-name="Standard">
      <style:text-properties officeooo:rsid="001e81c7" officeooo:paragraph-rsid="00222424"/>
    </style:style>
    <style:style style:name="P7" style:family="paragraph" style:parent-style-name="Standard">
      <style:text-properties officeooo:rsid="001e81c7" officeooo:paragraph-rsid="00233638"/>
    </style:style>
    <style:style style:name="P8" style:family="paragraph" style:parent-style-name="Standard">
      <style:text-properties fo:font-weight="bold" officeooo:rsid="001e81c7" officeooo:paragraph-rsid="00222424" style:font-weight-asian="bold" style:font-weight-complex="bold"/>
    </style:style>
    <style:style style:name="P9" style:family="paragraph" style:parent-style-name="Standard">
      <style:paragraph-properties fo:margin-left="0.4925in" fo:margin-right="0in" fo:text-indent="0in" style:auto-text-indent="false"/>
      <style:text-properties officeooo:rsid="001e81c7" officeooo:paragraph-rsid="00222424"/>
    </style:style>
    <style:style style:name="P10" style:family="paragraph" style:parent-style-name="Standard">
      <style:paragraph-properties fo:margin-left="0.4925in" fo:margin-right="0in" fo:text-indent="0in" style:auto-text-indent="false"/>
      <style:text-properties officeooo:rsid="001e81c7" officeooo:paragraph-rsid="00233638"/>
    </style:style>
    <style:style style:name="P11" style:family="paragraph" style:parent-style-name="Standard">
      <style:paragraph-properties fo:margin-left="0.4925in" fo:margin-right="0in" fo:text-indent="0in" style:auto-text-indent="false"/>
      <style:text-properties officeooo:rsid="001e81c7" officeooo:paragraph-rsid="001e81c7"/>
    </style:style>
    <style:style style:name="T1" style:family="text">
      <style:text-properties officeooo:rsid="0020a9bc"/>
    </style:style>
    <style:style style:name="T2" style:family="text">
      <style:text-properties officeooo:rsid="001f81c3"/>
    </style:style>
    <style:style style:name="T3" style:family="text">
      <style:text-properties officeooo:rsid="00222424"/>
    </style:style>
    <style:style style:name="T4" style:family="text">
      <style:text-properties fo:font-style="italic" officeooo:rsid="00222424"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22424"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are given a binary search tree. Your task is to create some code which will populate two data structures. The first will allow you to access the nodes greater than or equal to the root in descending order. The second will allow you to access the nodes less than the root in ascending order.</text:p>
      <text:p text:style-name="P1"/>
      <text:p text:style-name="P1">Interviewer Notes:</text:p>
      <text:p text:style-name="P6">- <text:span text:style-name="T5">First, </text:span><text:span text:style-name="T6">have the candidate draw a binary search tree with about 6 numbers in it.</text:span></text:p>
      <text:p text:style-name="P9"><text:span text:style-name="T3">If they find this difficult, see </text:span><text:span text:style-name="T4">Data Structures: Easy: Binary Search Tree.</text:span></text:p>
      <text:p text:style-name="P6"/>
      <text:p text:style-name="P8"><text:span text:style-name="T3">- A</text:span>sk, which data structures would the candidate <text:span text:style-name="T2">populate</text:span>?</text:p>
      <text:p text:style-name="P7"><text:tab/>Hint: A stack is the best answer. </text:p>
      <text:p text:style-name="P10"/>
      <text:p text:style-name="P10">They could use an array, but they would have to know the size of the tree beforehand. This is because if the array they created initially was not big enough for the values it needed to contain, a new and larger array would have to be created and the values in the now-too-small array would have to be copied over. They risk allocating too much memory, as well. </text:p>
      <text:p text:style-name="P10"/>
      <text:p text:style-name="P10">A stack is dynamic in size, and if they insert values from the binary tree into the it (the stack) correctly, it will be easy to get the values back from it in the required ascending/descending order.</text:p>
      <text:p text:style-name="P11"/>
      <text:p text:style-name="P11"><text:span text:style-name="T2">They could also create custom structures which access the original tree in the correct order; this would be more lines of code than necessary, how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1.5014in" style:rel-column-width="14208*"/>
    </style:style>
    <style:style style:name="Table4.C" style:family="table-column">
      <style:table-column-properties style:column-width="1.5576in" style:rel-column-width="14740*"/>
    </style:style>
    <style:style style:name="Table4.D" style:family="table-column">
      <style:table-column-properties style:column-width="1.5576in" style:rel-column-width="14742*"/>
    </style:style>
    <style:style style:name="Table4.A1" style:family="table-cell">
      <style:table-cell-properties fo:background-color="#b2b2b2" fo:padding="0.0382in" fo:border="none">
        <style:background-image/>
      </style:table-cell-properties>
    </style:style>
    <style:style style:name="MP1" style:family="paragraph" style:parent-style-name="Standard">
      <style:text-properties officeooo:rsid="001e81c7" officeooo:paragraph-rsid="001e81c7"/>
    </style:style>
    <style:style style:name="MP2" style:family="paragraph" style:parent-style-name="Table_20_Contents">
      <style:text-properties officeooo:rsid="0011973c" officeooo:paragraph-rsid="001e81c7"/>
    </style:style>
    <style:style style:name="MP3" style:family="paragraph" style:parent-style-name="Table_20_Contents">
      <style:text-properties officeooo:rsid="001e40a0" officeooo:paragraph-rsid="001e81c7"/>
    </style:style>
    <style:style style:name="MP4" style:family="paragraph" style:parent-style-name="Table_20_Contents">
      <style:text-properties officeooo:rsid="0023c411" officeooo:paragraph-rsid="001e81c7"/>
    </style:style>
    <style:style style:name="MP5" style:family="paragraph" style:parent-style-name="Standard">
      <style:text-properties officeooo:paragraph-rsid="001e81c7"/>
    </style:style>
    <style:style style:name="MT1" style:family="text">
      <style:text-properties officeooo:rsid="0020a9b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MP1">Binary Search Tree – Asc / Desc <text:span text:style-name="MT1">Structures</text:span></text:p>
            </table:table-cell>
            <table:table-cell table:style-name="Table4.A1" office:value-type="string">
              <text:p text:style-name="MP2">Coding</text:p>
            </table:table-cell>
            <table:table-cell table:style-name="Table4.A1" office:value-type="string">
              <text:p text:style-name="MP3">Easy</text:p>
            </table:table-cell>
            <table:table-cell table:style-name="Table4.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7:10:14.430000000</meta:creation-date>
    <dc:date>2017-05-25T10:50:25.197000000</dc:date>
    <meta:editing-duration>PT7M34S</meta:editing-duration>
    <meta:editing-cycles>4</meta:editing-cycles>
    <meta:generator>LibreOffice/5.2.5.1$Windows_x86 LibreOffice_project/0312e1a284a7d50ca85a365c316c7abbf20a4d22</meta:generator>
    <meta:document-statistic meta:table-count="1" meta:image-count="0" meta:object-count="0" meta:page-count="1" meta:paragraph-count="13" meta:word-count="244" meta:character-count="1336" meta:non-whitespace-character-count="1101"/>
  </office:meta>
</office:document-meta>
</file>